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PS" fo:font-size="11pt" officeooo:rsid="001f5ec0" officeooo:paragraph-rsid="001f5ec0" style:font-size-asian="11pt" style:font-size-complex="11pt"/>
    </style:style>
    <style:style style:name="P2" style:family="paragraph" style:parent-style-name="Preformatted_20_Text">
      <style:text-properties style:font-name="Nimbus Mono PS" fo:font-size="11pt" officeooo:rsid="001f5ec0" officeooo:paragraph-rsid="001f5ec0" style:font-size-asian="11pt" style:font-size-complex="11pt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DejaVu Sans Mono" fo:font-size="8pt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DejaVu Sans Mono" fo:font-size="8pt" loext:padding="0in" loext:border="non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Nimbus Mono PS" fo:font-size="11pt" style:font-size-asian="11pt" style:font-size-complex="11pt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8" style:family="paragraph" style:parent-style-name="Preformatted_20_Text">
      <style:paragraph-properties fo:margin-top="0in" fo:margin-bottom="0in" loext:contextual-spacing="false" fo:padding="0in" fo:border="none"/>
    </style:style>
    <style:style style:name="P9" style:family="paragraph" style:parent-style-name="Preformatted_20_Text">
      <style:paragraph-properties fo:margin-top="0in" fo:margin-bottom="0in" loext:contextual-spacing="false" fo:padding="0in" fo:border="none"/>
      <style:text-properties style:font-name="DejaVu Sans Mono" fo:font-size="8pt"/>
    </style:style>
    <style:style style:name="P10" style:family="paragraph" style:parent-style-name="Preformatted_20_Text">
      <style:paragraph-properties fo:margin-top="0in" fo:margin-bottom="0in" loext:contextual-spacing="false" fo:padding="0in" fo:border="none"/>
      <style:text-properties style:font-name="DejaVu Sans Mono" fo:font-size="8pt" loext:padding="0in" loext:border="none"/>
    </style:style>
    <style:style style:name="P11" style:family="paragraph" style:parent-style-name="Preformatted_20_Text">
      <style:paragraph-properties fo:margin-top="0in" fo:margin-bottom="0in" loext:contextual-spacing="false" fo:padding="0in" fo:border="none"/>
      <style:text-properties style:font-name="DejaVu Sans Mono" fo:font-size="8pt" fo:font-weight="bold" style:font-size-asian="11pt" style:font-weight-asian="bold" style:font-size-complex="11pt" style:font-weight-complex="bold" loext:padding="0in" loext:border="none"/>
    </style:style>
    <style:style style:name="P12" style:family="paragraph" style:parent-style-name="Preformatted_20_Text">
      <style:paragraph-properties fo:margin-top="0in" fo:margin-bottom="0in" loext:contextual-spacing="false" fo:padding="0in" fo:border="none"/>
      <style:text-properties style:font-name="DejaVu Sans Mono" fo:font-size="8pt" fo:font-weight="normal" officeooo:rsid="001f5ec0" officeooo:paragraph-rsid="001f5ec0" style:font-size-asian="11pt" style:font-weight-asian="normal" style:font-size-complex="11pt" style:font-weight-complex="normal" loext:padding="0in" loext:border="none"/>
    </style:style>
    <style:style style:name="P13" style:family="paragraph" style:parent-style-name="Preformatted_20_Text">
      <style:paragraph-properties fo:margin-top="0in" fo:margin-bottom="0in" loext:contextual-spacing="false" fo:padding="0in" fo:border="none"/>
      <style:text-properties style:font-name="DejaVu Sans Mono" fo:font-size="8pt" fo:font-weight="normal" style:font-weight-asian="normal" style:font-weight-complex="normal"/>
    </style:style>
    <style:style style:name="P14" style:family="paragraph" style:parent-style-name="Preformatted_20_Text">
      <style:paragraph-properties fo:margin-top="0in" fo:margin-bottom="0in" loext:contextual-spacing="false" fo:padding="0in" fo:border="none"/>
      <style:text-properties style:font-name="DejaVu Sans Mono" fo:font-size="8pt" style:font-size-asian="11pt" style:font-size-complex="11pt" loext:padding="0in" loext:border="none"/>
    </style:style>
    <style:style style:name="P15" style:family="paragraph" style:parent-style-name="Preformatted_20_Text">
      <style:paragraph-properties fo:margin-top="0in" fo:margin-bottom="0in" loext:contextual-spacing="false" fo:padding="0in" fo:border="none"/>
      <style:text-properties loext:padding="0in" loext:border="none"/>
    </style:style>
    <style:style style:name="P16" style:family="paragraph" style:parent-style-name="Preformatted_20_Text">
      <style:paragraph-properties fo:margin-top="0in" fo:margin-bottom="0in" loext:contextual-spacing="false" fo:padding="0in" fo:border="none"/>
      <style:text-properties style:font-name="Nimbus Mono PS" fo:font-size="11pt" style:font-size-asian="11pt" style:font-size-complex="11pt"/>
    </style:style>
    <style:style style:name="P17" style:family="paragraph" style:parent-style-name="Preformatted_20_Text">
      <style:paragraph-properties fo:margin-top="0in" fo:margin-bottom="0in" loext:contextual-spacing="false" fo:padding="0in" fo:border="none"/>
      <style:text-properties style:font-name="Nimbus Mono PS" fo:font-size="11pt" style:font-size-asian="11pt" style:font-size-complex="11pt" loext:padding="0in" loext:border="none"/>
    </style:style>
    <style:style style:name="P18" style:family="paragraph" style:parent-style-name="Preformatted_20_Text">
      <style:paragraph-properties fo:margin-top="0in" fo:margin-bottom="0in" loext:contextual-spacing="false" fo:padding="0in" fo:border="none"/>
      <style:text-properties style:font-name="Nimbus Mono PS" fo:font-size="11pt" fo:font-weight="normal" officeooo:rsid="001f5ec0" officeooo:paragraph-rsid="001f5ec0" style:font-size-asian="11pt" style:font-weight-asian="normal" style:font-size-complex="11pt" style:font-weight-complex="normal" loext:padding="0in" loext:border="none"/>
    </style:style>
    <style:style style:name="T1" style:family="text">
      <style:text-properties officeooo:rsid="001f5ec0"/>
    </style:style>
    <style:style style:name="T2" style:family="text">
      <style:text-properties fo:color="#0000ff"/>
    </style:style>
    <style:style style:name="T3" style:family="text">
      <style:text-properties style:font-name="DejaVu Sans Mono" fo:font-size="8pt"/>
    </style:style>
    <style:style style:name="T4" style:family="text">
      <style:text-properties fo:font-size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ear regression analysis</text:p>
      <text:p text:style-name="P1"/>
      <text:p text:style-name="P2"><text:bookmark text:name="rstudio_console_output"/><text:span text:style-name="T2">&gt; linearmod2&lt;-lm(data=test.20, SBPZAGH~temp_DDI[1,])</text:span></text:p>
      <text:p text:style-name="P16"><text:span text:style-name="T2">&gt; summary(linearmod2)</text:span></text:p>
      <text:p text:style-name="P6"/>
      <text:p text:style-name="P17">Call:</text:p>
      <text:p text:style-name="P17">lm(formula = SBPZAGH ~ temp_DDI[1, ], data = test.20)</text:p>
      <text:p text:style-name="P16"/>
      <text:p text:style-name="P17">Residuals:</text:p>
      <text:p text:style-name="P17"><text:s text:c="4"/>Min <text:s text:c="5"/>1Q <text:s/>Median <text:s text:c="5"/>3Q <text:s text:c="4"/>Max </text:p>
      <text:p text:style-name="P17">-3.9745 -0.7713 -0.1219 <text:s/>0.7329 <text:s/>4.0410 </text:p>
      <text:p text:style-name="P16"/>
      <text:p text:style-name="P17">Coefficients:</text:p>
      <text:p text:style-name="P17"><text:s text:c="14"/>Estimate Std. Error t value Pr(&gt;|t|) <text:s/></text:p>
      <text:p text:style-name="P17">(Intercept) <text:s text:c="3"/>0.17103 <text:s text:c="3"/>0.07291 <text:s text:c="2"/>2.346 <text:s text:c="2"/>0.0194 *</text:p>
      <text:p text:style-name="P17">temp_DDI[1, ] <text:s/>0.16800 <text:s text:c="3"/>0.07743 <text:s text:c="2"/>2.170 <text:s text:c="2"/>0.0306 *</text:p>
      <text:p text:style-name="P17">---</text:p>
      <text:p text:style-name="P17">Signif. codes: <text:s/>0 ‘***’ 0.001 ‘**’ 0.01 ‘*’ 0.05 ‘.’ 0.1 ‘ ’ 1</text:p>
      <text:p text:style-name="P16"/>
      <text:p text:style-name="P17">Residual standard error: 1.18 on 418 degrees of freedom</text:p>
      <text:p text:style-name="P17"><text:s text:c="2"/>(352 observations deleted due to missingness)</text:p>
      <text:p text:style-name="P17">Multiple R-squared: <text:s/>0.01114, <text:s text:c="2"/>Adjusted R-squared: <text:s/>0.00877 </text:p>
      <text:p text:style-name="P17">F-statistic: 4.707 on 1 and 418 DF, <text:s/>p-value: 0.0306</text:p>
      <text:p text:style-name="P17"/>
      <text:p text:style-name="P11"><text:bookmark text:name="rstudio_console_output5"/><text:span text:style-name="T2">&gt; keep&lt;-which(test.20$n_agents&gt;0)</text:span></text:p>
      <text:p text:style-name="P14"><text:bookmark text:name="rstudio_console_output4"/><text:span text:style-name="T2">&gt; linearmod2&lt;-lm(data=test.20, SBPZAGH[keep]~temp_DDI[1,keep])</text:span></text:p>
      <text:p text:style-name="P9"><text:span text:style-name="T2">&gt; summary(linearmod2)</text:span></text:p>
      <text:p text:style-name="P3"/>
      <text:p text:style-name="P10">Call:</text:p>
      <text:p text:style-name="P10">lm(formula = SBPZAGH[keep] ~ temp_DDI[1, keep], data = test.20)</text:p>
      <text:p text:style-name="P8"/>
      <text:p text:style-name="P10">Residuals:</text:p>
      <text:p text:style-name="P15"><text:s text:c="4"/><text:span text:style-name="T3">Min <text:s text:c="5"/>1Q <text:s/>Median <text:s text:c="5"/>3Q <text:s text:c="4"/>Max </text:span></text:p>
      <text:p text:style-name="P10">-3.9745 -0.7713 -0.1219 <text:s/>0.7329 <text:s/>4.0410 </text:p>
      <text:p text:style-name="P8"/>
      <text:p text:style-name="P10">Coefficients:</text:p>
      <text:p text:style-name="P15"><text:s text:c="18"/><text:span text:style-name="T3">Estimate Std. Error t value Pr(&gt;|t|) <text:s/></text:span></text:p>
      <text:p text:style-name="P10">(Intercept) <text:s text:c="7"/>0.17103 <text:s text:c="3"/>0.07291 <text:s text:c="2"/>2.346 <text:s text:c="2"/>0.0194 *</text:p>
      <text:p text:style-name="P10">temp_DDI[1, keep] <text:s/>0.16800 <text:s text:c="3"/>0.07743 <text:s text:c="2"/>2.170 <text:s text:c="2"/>0.0306 *</text:p>
      <text:p text:style-name="P10">---</text:p>
      <text:p text:style-name="P10">Signif. codes: <text:s/>0 ‘***’ 0.001 ‘**’ 0.01 ‘*’ 0.05 ‘.’ 0.1 ‘ ’ 1</text:p>
      <text:p text:style-name="P8"/>
      <text:p text:style-name="P10">Residual standard error: 1.18 on 418 degrees of freedom</text:p>
      <text:p text:style-name="P15"><text:s text:c="2"/><text:span text:style-name="T3">(47 observations deleted due to missingness)</text:span></text:p>
      <text:p text:style-name="P10">Multiple R-squared: <text:s/>0.01114, <text:s text:c="2"/>Adjusted R-squared: <text:s/>0.00877 </text:p>
      <text:p text:style-name="P10">F-statistic: 4.707 on 1 and 418 DF, <text:s/>p-value: 0.0306</text:p>
      <text:p text:style-name="P10"/>
      <text:p text:style-name="P10"><text:bookmark text:name="rstudio_console_output6"/><text:span text:style-name="T2">&gt; n0&lt;-which(test.20$n_agents==0)</text:span></text:p>
      <text:p text:style-name="P9"><text:span text:style-name="T2">&gt; summary(test.20$SBPZAGH[n0])</text:span></text:p>
      <text:p text:style-name="P7"><text:s text:c="3"/><text:span text:style-name="T3">Min. 1st Qu. <text:s/>Median <text:s text:c="3"/>Mean 3rd Qu. <text:s text:c="3"/>Max. <text:s text:c="3"/>NA's </text:span></text:p>
      <text:p text:style-name="P10">-2.1800 -0.4850 <text:s/>0.3400 <text:s/>0.2712 <text:s/>0.8200 <text:s/>3.9700 <text:s text:c="5"/>42 </text:p>
      <text:p text:style-name="P9"><text:span text:style-name="T2">&gt; summary(test.20$SBPZAGH[n0], na.rm=TRUE)</text:span></text:p>
      <text:p text:style-name="P7"><text:s text:c="3"/><text:span text:style-name="T3">Min. 1st Qu. <text:s/>Median <text:s text:c="3"/>Mean 3rd Qu. <text:s text:c="3"/>Max. <text:s text:c="3"/>NA's </text:span></text:p>
      <text:p text:style-name="P10">-2.1800 -0.4850 <text:s/>0.3400 <text:s/>0.2712 <text:s/>0.8200 <text:s/>3.9700 <text:s text:c="5"/>42 </text:p>
      <text:p text:style-name="P9"><text:span text:style-name="T2">&gt; sd(test.20$SBPZAGH[n0])</text:span></text:p>
      <text:p text:style-name="P5">[1] NA</text:p>
      <text:p text:style-name="P9"><text:span text:style-name="T2">&gt; sd(test.20$SBPZAGH[n0],na.rm=TRUE)</text:span></text:p>
      <text:p text:style-name="P5">[1] 1.01236</text:p>
      <text:p text:style-name="P9"><text:span text:style-name="T2">&gt; mean(test.20$SBPZAGH[n0],na.rm=TRUE)</text:span></text:p>
      <text:p text:style-name="P5">[1] 0.2711864</text:p>
      <text:p text:style-name="P16"><text:soft-page-break/></text:p>
      <text:p text:style-name="P16"><text:span text:style-name="T2">&gt; linearmod2&lt;-lm(data=test.20, SBPZAGH~temp_DDI[2,])</text:span></text:p>
      <text:p text:style-name="P16"><text:span text:style-name="T2">&gt; summary(linearmod2)</text:span></text:p>
      <text:p text:style-name="P6"/>
      <text:p text:style-name="P17">Call:</text:p>
      <text:p text:style-name="P17">lm(formula = SBPZAGH ~ temp_DDI[2, ], data = test.20)</text:p>
      <text:p text:style-name="P16"/>
      <text:p text:style-name="P17">Residuals:</text:p>
      <text:p text:style-name="P17"><text:s text:c="4"/>Min <text:s text:c="5"/>1Q <text:s/>Median <text:s text:c="5"/>3Q <text:s text:c="4"/>Max </text:p>
      <text:p text:style-name="P17">-3.4603 -0.9884 -0.0795 <text:s/>0.9850 <text:s/>3.6819 </text:p>
      <text:p text:style-name="P16"/>
      <text:p text:style-name="P17">Coefficients:</text:p>
      <text:p text:style-name="P17"><text:s text:c="14"/>Estimate Std. Error t value Pr(&gt;|t|) <text:s text:c="3"/></text:p>
      <text:p text:style-name="P17">(Intercept) <text:s text:c="4"/>0.7410 <text:s text:c="4"/>0.2013 <text:s text:c="2"/>3.680 0.000383 ***</text:p>
      <text:p text:style-name="P17">temp_DDI[2, ] <text:s/>-0.1715 <text:s text:c="4"/>0.3416 <text:s/>-0.502 0.616775 <text:s text:c="3"/></text:p>
      <text:p text:style-name="P17">---</text:p>
      <text:p text:style-name="P17">Signif. codes: <text:s/>0 ‘***’ 0.001 ‘**’ 0.01 ‘*’ 0.05 ‘.’ 0.1 ‘ ’ 1</text:p>
      <text:p text:style-name="P16"/>
      <text:p text:style-name="P17">Residual standard error: 1.378 on 97 degrees of freedom</text:p>
      <text:p text:style-name="P17"><text:s text:c="2"/>(673 observations deleted due to missingness)</text:p>
      <text:p text:style-name="P17">Multiple R-squared: <text:s/>0.002592, <text:s/>Adjusted R-squared: <text:s/>-0.007691 </text:p>
      <text:p text:style-name="P17">F-statistic: 0.252 on 1 and 97 DF, <text:s/>p-value: 0.6168</text:p>
      <text:p text:style-name="P16"/>
      <text:p text:style-name="P16"><text:span text:style-name="T2">&gt; linearmod2&lt;-lm(data=test.20, SBPZAGH~temp_DDI[3,])</text:span></text:p>
      <text:p text:style-name="P16"><text:span text:style-name="T2">&gt; summary(linearmod2)</text:span></text:p>
      <text:p text:style-name="P6"/>
      <text:p text:style-name="P17">Call:</text:p>
      <text:p text:style-name="P17">lm(formula = SBPZAGH ~ temp_DDI[3, ], data = test.20)</text:p>
      <text:p text:style-name="P16"/>
      <text:p text:style-name="P17">Residuals:</text:p>
      <text:p text:style-name="P17"><text:s text:c="4"/>Min <text:s text:c="5"/>1Q <text:s/>Median <text:s text:c="5"/>3Q <text:s text:c="4"/>Max </text:p>
      <text:p text:style-name="P17">-3.1660 -0.4547 -0.0370 <text:s/>0.6361 <text:s/>2.3257 </text:p>
      <text:p text:style-name="P16"/>
      <text:p text:style-name="P17">Coefficients:</text:p>
      <text:p text:style-name="P17"><text:s text:c="14"/>Estimate Std. Error t value Pr(&gt;|t|) <text:s text:c="3"/></text:p>
      <text:p text:style-name="P17">(Intercept) <text:s text:c="4"/>1.9178 <text:s text:c="4"/>0.3719 <text:s text:c="2"/>5.157 <text:s/>5.6e-05 ***</text:p>
      <text:p text:style-name="P17">temp_DDI[3, ] <text:s/>-0.6522 <text:s text:c="4"/>0.8257 <text:s/>-0.790 <text:s text:c="3"/>0.439 <text:s text:c="3"/></text:p>
      <text:p text:style-name="P17">---</text:p>
      <text:p text:style-name="P17">Signif. codes: <text:s/>0 ‘***’ 0.001 ‘**’ 0.01 ‘*’ 0.05 ‘.’ 0.1 ‘ ’ 1</text:p>
      <text:p text:style-name="P16"/>
      <text:p text:style-name="P17">Residual standard error: 1.35 on 19 degrees of freedom</text:p>
      <text:p text:style-name="P17"><text:s text:c="2"/>(751 observations deleted due to missingness)</text:p>
      <text:p text:style-name="P17">Multiple R-squared: <text:s/>0.0318, <text:s text:c="3"/>Adjusted R-squared: <text:s/>-0.01916 </text:p>
      <text:p text:style-name="P17">F-statistic: 0.624 on 1 and 19 DF, <text:s/>p-value: 0.4393</text:p>
      <text:p text:style-name="P17"/>
      <text:p text:style-name="P18">Diastolic</text:p>
      <text:p text:style-name="P12"><text:bookmark text:name="rstudio_console_output1"/><text:span text:style-name="T2">&gt; linearmod2&lt;-lm(data=test.20, DBPZAGH~temp_DDI[1,])</text:span></text:p>
      <text:p text:style-name="P13"><text:span text:style-name="T2">&gt; summary(linearmod2)</text:span></text:p>
      <text:p text:style-name="P3"/>
      <text:p text:style-name="P10">Call:</text:p>
      <text:p text:style-name="P10">lm(formula = DBPZAGH ~ temp_DDI[1, ], data = test.20)</text:p>
      <text:p text:style-name="P8"/>
      <text:p text:style-name="P10">Residuals:</text:p>
      <text:p text:style-name="P15"><text:soft-page-break/><text:s text:c="4"/><text:span text:style-name="T3">Min <text:s text:c="5"/>1Q <text:s/>Median <text:s text:c="5"/>3Q <text:s text:c="4"/>Max </text:span></text:p>
      <text:p text:style-name="P10">-2.6531 -0.7226 -0.0866 <text:s/>0.6738 <text:s/>4.8222 </text:p>
      <text:p text:style-name="P8"/>
      <text:p text:style-name="P10">Coefficients:</text:p>
      <text:p text:style-name="P15"><text:s text:c="14"/><text:span text:style-name="T3">Estimate Std. Error t value Pr(&gt;|t|) <text:s text:c="3"/></text:span></text:p>
      <text:p text:style-name="P10">(Intercept) <text:s text:c="3"/>0.24697 <text:s text:c="3"/>0.06472 <text:s text:c="2"/>3.816 0.000156 ***</text:p>
      <text:p text:style-name="P10">temp_DDI[1, ] <text:s/>0.09112 <text:s text:c="3"/>0.06874 <text:s text:c="2"/>1.325 0.185742 <text:s text:c="3"/></text:p>
      <text:p text:style-name="P10">---</text:p>
      <text:p text:style-name="P10">Signif. codes: <text:s/>0 ‘***’ 0.001 ‘**’ 0.01 ‘*’ 0.05 ‘.’ 0.1 ‘ ’ 1</text:p>
      <text:p text:style-name="P8"/>
      <text:p text:style-name="P10">Residual standard error: 1.047 on 418 degrees of freedom</text:p>
      <text:p text:style-name="P15"><text:s text:c="2"/><text:span text:style-name="T3">(352 observations deleted due to missingness)</text:span></text:p>
      <text:p text:style-name="P10">Multiple R-squared: <text:s/>0.004185, <text:s/>Adjusted R-squared: <text:s/>0.001803 </text:p>
      <text:p text:style-name="P10">F-statistic: 1.757 on 1 and 418 DF, <text:s/>p-value: 0.1857</text:p>
      <text:p text:style-name="P8"/>
      <text:p text:style-name="P9"><text:span text:style-name="T2">&gt; linearmod2&lt;-lm(data=test.20, DBPZAGH~temp_DDI[2,])</text:span></text:p>
      <text:p text:style-name="P9"><text:span text:style-name="T2">&gt; summary(linearmod2)</text:span></text:p>
      <text:p text:style-name="P3"/>
      <text:p text:style-name="P10">Call:</text:p>
      <text:p text:style-name="P10">lm(formula = DBPZAGH ~ temp_DDI[2, ], data = test.20)</text:p>
      <text:p text:style-name="P8"/>
      <text:p text:style-name="P10">Residuals:</text:p>
      <text:p text:style-name="P15"><text:s text:c="4"/><text:span text:style-name="T3">Min <text:s text:c="5"/>1Q <text:s/>Median <text:s text:c="5"/>3Q <text:s text:c="4"/>Max </text:span></text:p>
      <text:p text:style-name="P10">-2.7016 -0.8409 -0.0411 <text:s/>0.7612 <text:s/>4.6994 </text:p>
      <text:p text:style-name="P8"/>
      <text:p text:style-name="P10">Coefficients:</text:p>
      <text:p text:style-name="P15"><text:s text:c="14"/><text:span text:style-name="T3">Estimate Std. Error t value Pr(&gt;|t|) <text:s/></text:span></text:p>
      <text:p text:style-name="P10">(Intercept) <text:s text:c="3"/>0.43213 <text:s text:c="3"/>0.18432 <text:s text:c="2"/>2.345 <text:s text:c="2"/>0.0211 *</text:p>
      <text:p text:style-name="P10">temp_DDI[2, ] <text:s/>0.05898 <text:s text:c="3"/>0.31266 <text:s text:c="2"/>0.189 <text:s text:c="2"/>0.8508 <text:s/></text:p>
      <text:p text:style-name="P10">---</text:p>
      <text:p text:style-name="P10">Signif. codes: <text:s/>0 ‘***’ 0.001 ‘**’ 0.01 ‘*’ 0.05 ‘.’ 0.1 ‘ ’ 1</text:p>
      <text:p text:style-name="P8"/>
      <text:p text:style-name="P10">Residual standard error: 1.261 on 97 degrees of freedom</text:p>
      <text:p text:style-name="P15"><text:s text:c="2"/><text:span text:style-name="T3">(673 observations deleted due to missingness)</text:span></text:p>
      <text:p text:style-name="P10">Multiple R-squared: <text:s/>0.0003667, Adjusted R-squared: <text:s/>-0.009939 </text:p>
      <text:p text:style-name="P10">F-statistic: 0.03559 on 1 and 97 DF, <text:s/>p-value: 0.8508</text:p>
      <text:p text:style-name="P8"/>
      <text:p text:style-name="P9"><text:span text:style-name="T2">&gt; linearmod2&lt;-lm(data=test.20, DBPZAGH~temp_DDI[3,])</text:span></text:p>
      <text:p text:style-name="P9"><text:span text:style-name="T2">&gt; summary(linearmod2)</text:span></text:p>
      <text:p text:style-name="P3"/>
      <text:p text:style-name="P10">Call:</text:p>
      <text:p text:style-name="P10">lm(formula = DBPZAGH ~ temp_DDI[3, ], data = test.20)</text:p>
      <text:p text:style-name="P8"/>
      <text:p text:style-name="P10">Residuals:</text:p>
      <text:p text:style-name="P15"><text:s text:c="4"/><text:span text:style-name="T3">Min <text:s text:c="5"/>1Q <text:s/>Median <text:s text:c="5"/>3Q <text:s text:c="4"/>Max </text:span></text:p>
      <text:p text:style-name="P10">-2.4126 -0.9584 -0.1104 <text:s/>0.8620 <text:s/>3.8420 </text:p>
      <text:p text:style-name="P8"/>
      <text:p text:style-name="P10">Coefficients:</text:p>
      <text:p text:style-name="P15"><text:s text:c="14"/><text:span text:style-name="T3">Estimate Std. Error t value Pr(&gt;|t|) <text:s text:c="2"/></text:span></text:p>
      <text:p text:style-name="P10">(Intercept) <text:s text:c="4"/>1.4287 <text:s text:c="4"/>0.4095 <text:s text:c="2"/>3.489 <text:s/>0.00246 **</text:p>
      <text:p text:style-name="P10">temp_DDI[3, ] <text:s/>-1.2171 <text:s text:c="4"/>0.9093 <text:s/>-1.338 <text:s/>0.19654 <text:s text:c="2"/></text:p>
      <text:p text:style-name="P10">---</text:p>
      <text:p text:style-name="P10">Signif. codes: <text:s/>0 ‘***’ 0.001 ‘**’ 0.01 ‘*’ 0.05 ‘.’ 0.1 ‘ ’ 1</text:p>
      <text:p text:style-name="P8"/>
      <text:p text:style-name="P10">Residual standard error: 1.487 on 19 degrees of freedom</text:p>
      <text:p text:style-name="P15"><text:s text:c="2"/><text:span text:style-name="T3">(751 observations deleted due to missingness)</text:span></text:p>
      <text:p text:style-name="P10">Multiple R-squared: <text:s/>0.08617, <text:s text:c="2"/>Adjusted R-squared: <text:s/>0.03807 </text:p>
      <text:p text:style-name="P10">F-statistic: 1.792 on 1 and 19 DF, <text:s/>p-value: 0.1965</text:p>
      <text:p text:style-name="Text_20_body"><text:line-break/><text:span text:style-name="T1">using DDI 1, and n_agents vs SBP z</text:span></text:p>
      <text:p text:style-name="P4"><text:bookmark text:name="rstudio_console_output2"/><text:span text:style-name="T2">&gt; linearmod2&lt;-lm(data=test.20, SBPZAGH~temp_DDI[1,]+n_agents)</text:span></text:p>
      <text:p text:style-name="P9"><text:span text:style-name="T2">&gt; summary(linearmod2)</text:span></text:p>
      <text:p text:style-name="P3"/>
      <text:p text:style-name="P10">Call:</text:p>
      <text:p text:style-name="P10">lm(formula = SBPZAGH ~ temp_DDI[1, ] + n_agents, data = test.20)</text:p>
      <text:p text:style-name="P8"><text:soft-page-break/></text:p>
      <text:p text:style-name="P10">Residuals:</text:p>
      <text:p text:style-name="P15"><text:s text:c="4"/><text:span text:style-name="T3">Min <text:s text:c="5"/>1Q <text:s/>Median <text:s text:c="5"/>3Q <text:s text:c="4"/>Max </text:span></text:p>
      <text:p text:style-name="P10">-3.8591 -0.6941 -0.0636 <text:s/>0.6930 <text:s/>3.8335 </text:p>
      <text:p text:style-name="P8"/>
      <text:p text:style-name="P10">Coefficients:</text:p>
      <text:p text:style-name="P15"><text:s text:c="14"/><text:span text:style-name="T3">Estimate Std. Error t value Pr(&gt;|t|) <text:s text:c="3"/></text:span></text:p>
      <text:p text:style-name="P10">(Intercept) <text:s text:c="2"/>-0.31712 <text:s text:c="3"/>0.12611 <text:s/>-2.515 <text:s text:c="2"/>0.0123 * <text:s/></text:p>
      <text:p text:style-name="P10">temp_DDI[1, ] <text:s/>0.06476 <text:s text:c="3"/>0.07870 <text:s text:c="2"/>0.823 <text:s text:c="2"/>0.4111 <text:s text:c="3"/></text:p>
      <text:p text:style-name="P10">n_agents <text:s text:c="6"/>0.39944 <text:s text:c="3"/>0.08520 <text:s text:c="2"/>4.688 3.74e-06 ***</text:p>
      <text:p text:style-name="P10">---</text:p>
      <text:p text:style-name="P10">Signif. codes: <text:s/>0 ‘***’ 0.001 ‘**’ 0.01 ‘*’ 0.05 ‘.’ 0.1 ‘ ’ 1</text:p>
      <text:p text:style-name="P8"/>
      <text:p text:style-name="P10">Residual standard error: 1.151 on 417 degrees of freedom</text:p>
      <text:p text:style-name="P15"><text:s text:c="2"/><text:span text:style-name="T3">(352 observations deleted due to missingness)</text:span></text:p>
      <text:p text:style-name="P10">Multiple R-squared: <text:s/>0.06065, <text:s text:c="2"/>Adjusted R-squared: <text:s/>0.05614 </text:p>
      <text:p text:style-name="P10">F-statistic: 13.46 on 2 and 417 DF, <text:s/>p-value: 2.162e-06</text:p>
      <text:p text:style-name="Text_20_body"/>
      <text:p text:style-name="Text_20_body"/>
      <text:p text:style-name="P4"><text:bookmark text:name="rstudio_console_output3"/><text:span text:style-name="T2">&gt; linearmod2&lt;-lm(data=test.20, SBPZAGH~temp_DDI[1,]+n_agents+BMIPCTAG+Upc+CKDONST+male1fe0+GHTOTINC+gfr+mean_compliance)</text:span></text:p>
      <text:p text:style-name="P9"><text:span text:style-name="T2">&gt; summary(linearmod2)</text:span></text:p>
      <text:p text:style-name="P3"/>
      <text:p text:style-name="P10">Call:</text:p>
      <text:p text:style-name="P10">lm(formula = SBPZAGH ~ temp_DDI[1, ] + n_agents + BMIPCTAG + </text:p>
      <text:p text:style-name="P15"><text:s text:c="4"/><text:span text:style-name="T3">Upc + CKDONST + male1fe0 + GHTOTINC + gfr + mean_compliance, </text:span></text:p>
      <text:p text:style-name="P15"><text:s text:c="4"/><text:span text:style-name="T3">data = test.20)</text:span></text:p>
      <text:p text:style-name="P8"/>
      <text:p text:style-name="P10">Residuals:</text:p>
      <text:p text:style-name="P15"><text:s text:c="4"/><text:span text:style-name="T3">Min <text:s text:c="5"/>1Q <text:s/>Median <text:s text:c="5"/>3Q <text:s text:c="4"/>Max </text:span></text:p>
      <text:p text:style-name="P10">-3.5782 -0.7055 -0.0526 <text:s/>0.6506 <text:s/>3.4666 </text:p>
      <text:p text:style-name="P8"/>
      <text:p text:style-name="P10">Coefficients:</text:p>
      <text:p text:style-name="P15"><text:s text:c="17"/><text:span text:style-name="T3">Estimate Std. Error t value Pr(&gt;|t|) <text:s text:c="3"/></text:span></text:p>
      <text:p text:style-name="P10">(Intercept) <text:s text:c="4"/>-0.062840 <text:s text:c="2"/>0.421722 <text:s/>-0.149 0.881621 <text:s text:c="3"/></text:p>
      <text:p text:style-name="P10">temp_DDI[1, ] <text:s text:c="3"/>0.024016 <text:s text:c="2"/>0.076582 <text:s text:c="2"/>0.314 0.753989 <text:s text:c="3"/></text:p>
      <text:p text:style-name="P10">n_agents <text:s text:c="8"/>0.316550 <text:s text:c="2"/>0.083751 <text:s text:c="2"/>3.780 0.000181 ***</text:p>
      <text:p text:style-name="P10">BMIPCTAG <text:s text:c="8"/>0.004903 <text:s text:c="2"/>0.001821 <text:s text:c="2"/>2.692 0.007388 ** </text:p>
      <text:p text:style-name="P10">Upc <text:s text:c="13"/>0.122170 <text:s text:c="2"/>0.026688 <text:s text:c="2"/>4.578 6.27e-06 ***</text:p>
      <text:p text:style-name="P10">CKDONST <text:s text:c="9"/>0.017735 <text:s text:c="2"/>0.011644 <text:s text:c="2"/>1.523 0.128521 <text:s text:c="3"/></text:p>
      <text:p text:style-name="P10">male1fe0 <text:s text:c="8"/>0.002623 <text:s text:c="2"/>0.111254 <text:s text:c="2"/>0.024 0.981203 <text:s text:c="3"/></text:p>
      <text:p text:style-name="P10">GHTOTINC <text:s text:c="7"/>-0.025886 <text:s text:c="2"/>0.015974 <text:s/>-1.620 0.105907 <text:s text:c="3"/></text:p>
      <text:p text:style-name="P10">gfr <text:s text:c="12"/>-0.003689 <text:s text:c="2"/>0.002496 <text:s/>-1.478 0.140220 <text:s text:c="3"/></text:p>
      <text:p text:style-name="P10">mean_compliance -0.085837 <text:s text:c="2"/>0.355204 <text:s/>-0.242 0.809170 <text:s text:c="3"/></text:p>
      <text:p text:style-name="P10">---</text:p>
      <text:p text:style-name="P10">Signif. codes: <text:s/>0 ‘***’ 0.001 ‘**’ 0.01 ‘*’ 0.05 ‘.’ 0.1 ‘ ’ 1</text:p>
      <text:p text:style-name="P8"/>
      <text:p text:style-name="P10">Residual standard error: 1.104 on 403 degrees of freedom</text:p>
      <text:p text:style-name="P15"><text:s text:c="2"/><text:span text:style-name="T3">(359 observations deleted due to missingness)</text:span></text:p>
      <text:p text:style-name="P10">Multiple R-squared: <text:s/>0.1475, <text:s text:c="3"/>Adjusted R-squared: <text:s/>0.1285 </text:p>
      <text:p text:style-name="P10">F-statistic: 7.747 on 9 and 403 DF, <text:s/>p-value: 1.536e-10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09:26:08.675183910</meta:creation-date>
    <dc:date>2018-11-15T10:15:09.144135003</dc:date>
    <meta:editing-duration>PT49M</meta:editing-duration>
    <meta:editing-cycles>3</meta:editing-cycles>
    <meta:generator>LibreOffice/6.1.3.2$Linux_X86_64 LibreOffice_project/86daf60bf00efa86ad547e59e09d6bb77c699acb</meta:generator>
    <meta:document-statistic meta:table-count="0" meta:image-count="0" meta:object-count="0" meta:page-count="4" meta:paragraph-count="181" meta:word-count="943" meta:character-count="7364" meta:non-whitespace-character-count="5782"/>
  </office:meta>
</office:document-meta>
</file>